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15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4.235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2.561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3.644cm"/>
    </style:style>
    <style:style style:name="co8" style:family="table-column">
      <style:table-column-properties fo:break-before="auto" style:column-width="3.48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7.482cm"/>
    </style:style>
    <style:style style:name="co12" style:family="table-column">
      <style:table-column-properties fo:break-before="auto" style:column-width="7.318cm"/>
    </style:style>
    <style:style style:name="co13" style:family="table-column">
      <style:table-column-properties fo:break-before="auto" style:column-width="3.31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oo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office:value-type="string">
            <text:p>_id</text:p>
          </table:table-cell>
          <table:table-cell office:value-type="string">
            <text:p>europa_pool</text:p>
          </table:table-cell>
          <table:table-cell office:value-type="string">
            <text:p>europa_name</text:p>
          </table:table-cell>
          <table:table-cell office:value-type="string">
            <text:p>oceania_pool</text:p>
          </table:table-cell>
          <table:table-cell office:value-type="string">
            <text:p>oceania_name</text:p>
          </table:table-cell>
          <table:table-cell office:value-type="string">
            <text:p>north-america_pool</text:p>
          </table:table-cell>
          <table:table-cell office:value-type="string">
            <text:p>north-america_name</text:p>
          </table:table-cell>
          <table:table-cell office:value-type="string">
            <text:p>south-america_pool</text:p>
          </table:table-cell>
          <table:table-cell office:value-type="string">
            <text:p>south-america_name</text:p>
          </table:table-cell>
          <table:table-cell office:value-type="string">
            <text:p>asia_pool</text:p>
          </table:table-cell>
          <table:table-cell office:value-type="string">
            <text:p>asia_name</text:p>
          </table:table-cell>
          <table:table-cell office:value-type="string">
            <text:p>africa_pool</text:p>
          </table:table-cell>
          <table:table-cell office:value-type="string">
            <text:p>africa_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t.pool.ntp.org</text:p>
          </table:table-cell>
          <table:table-cell office:value-type="string">
            <text:p>Austria</text:p>
          </table:table-cell>
          <table:table-cell office:value-type="string">
            <text:p>au.pool.ntp.org</text:p>
          </table:table-cell>
          <table:table-cell office:value-type="string">
            <text:p>Australia</text:p>
          </table:table-cell>
          <table:table-cell office:value-type="string">
            <text:p>ca.pool.ntp.org</text:p>
          </table:table-cell>
          <table:table-cell office:value-type="string">
            <text:p>Canada</text:p>
          </table:table-cell>
          <table:table-cell office:value-type="string">
            <text:p>br.pool.ntp.org</text:p>
          </table:table-cell>
          <table:table-cell office:value-type="string">
            <text:p>Brazil</text:p>
          </table:table-cell>
          <table:table-cell office:value-type="string">
            <text:p>ph.pool.ntp.org</text:p>
          </table:table-cell>
          <table:table-cell office:value-type="string">
            <text:p>Philippines</text:p>
          </table:table-cell>
          <table:table-cell office:value-type="string">
            <text:p>tz.pool.ntp.org</text:p>
          </table:table-cell>
          <table:table-cell office:value-type="string">
            <text:p>Tanzani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.pool.ntp.org</text:p>
          </table:table-cell>
          <table:table-cell office:value-type="string">
            <text:p>Switzerland</text:p>
          </table:table-cell>
          <table:table-cell office:value-type="string">
            <text:p>nz.pool.ntp.org</text:p>
          </table:table-cell>
          <table:table-cell office:value-type="string">
            <text:p>New Zealand</text:p>
          </table:table-cell>
          <table:table-cell office:value-type="string">
            <text:p>us.pool.ntp.org</text:p>
          </table:table-cell>
          <table:table-cell office:value-type="string">
            <text:p>United States</text:p>
          </table:table-cell>
          <table:table-cell office:value-type="string">
            <text:p>cl.pool.ntp.org</text:p>
          </table:table-cell>
          <table:table-cell office:value-type="string">
            <text:p>Chile</text:p>
          </table:table-cell>
          <table:table-cell office:value-type="string">
            <text:p>my.pool.ntp.org</text:p>
          </table:table-cell>
          <table:table-cell office:value-type="string">
            <text:p>Malaysia</text:p>
          </table:table-cell>
          <table:table-cell office:value-type="string">
            <text:p>za.pool.ntp.org</text:p>
          </table:table-cell>
          <table:table-cell office:value-type="string">
            <text:p>South Afric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.pool.ntp.org</text:p>
          </table:table-cell>
          <table:table-cell office:value-type="string">
            <text:p>Germany</text:p>
          </table:table-cell>
          <table:table-cell office:value-type="string">
            <text:p>nc.pool.ntp.org</text:p>
          </table:table-cell>
          <table:table-cell office:value-type="string">
            <text:p>New Caledonia</text:p>
          </table:table-cell>
          <table:table-cell office:value-type="string">
            <text:p>mx.pool.ntp.org</text:p>
          </table:table-cell>
          <table:table-cell office:value-type="string">
            <text:p>Mexico</text:p>
          </table:table-cell>
          <table:table-cell office:value-type="string">
            <text:p>ar.pool.ntp.org</text:p>
          </table:table-cell>
          <table:table-cell office:value-type="string">
            <text:p>Argentina</text:p>
          </table:table-cell>
          <table:table-cell office:value-type="string">
            <text:p>tr.pool.ntp.org</text:p>
          </table:table-cell>
          <table:table-cell office:value-type="string">
            <text:p>Turkey</text:p>
          </table:table-cell>
          <table:table-cell office:value-type="string">
            <text:p>ao.pool.ntp.org</text:p>
          </table:table-cell>
          <table:table-cell office:value-type="string">
            <text:p>Angol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k.pool.ntp.org</text:p>
          </table:table-cell>
          <table:table-cell office:value-type="string">
            <text:p>Denmark</text:p>
          </table:table-cell>
          <table:table-cell table:number-columns-repeated="2" office:value-type="string">
            <text:p>{null}</text:p>
          </table:table-cell>
          <table:table-cell office:value-type="string">
            <text:p>gt.pool.ntp.org</text:p>
          </table:table-cell>
          <table:table-cell office:value-type="string">
            <text:p>Guatemala</text:p>
          </table:table-cell>
          <table:table-cell office:value-type="string">
            <text:p>ve.pool.ntp.org</text:p>
          </table:table-cell>
          <table:table-cell office:value-type="string">
            <text:p>Venezuela</text:p>
          </table:table-cell>
          <table:table-cell office:value-type="string">
            <text:p>sg.pool.ntp.org</text:p>
          </table:table-cell>
          <table:table-cell office:value-type="string">
            <text:p>Singapore</text:p>
          </table:table-cell>
          <table:table-cell office:value-type="string">
            <text:p>mg.pool.ntp.org</text:p>
          </table:table-cell>
          <table:table-cell office:value-type="string">
            <text:p>Madagasca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s.pool.ntp.org</text:p>
          </table:table-cell>
          <table:table-cell office:value-type="string">
            <text:p>Spain</text:p>
          </table:table-cell>
          <table:table-cell table:number-columns-repeated="2" office:value-type="string">
            <text:p>{null}</text:p>
          </table:table-cell>
          <table:table-cell office:value-type="string">
            <text:p>pa.pool.ntp.org</text:p>
          </table:table-cell>
          <table:table-cell office:value-type="string">
            <text:p>Panama</text:p>
          </table:table-cell>
          <table:table-cell table:number-columns-repeated="2" office:value-type="string">
            <text:p>{null}</text:p>
          </table:table-cell>
          <table:table-cell office:value-type="string">
            <text:p>in.pool.ntp.org</text:p>
          </table:table-cell>
          <table:table-cell office:value-type="string">
            <text:p>India</text:p>
          </table:table-cell>
          <table:table-cell office:value-type="string">
            <text:p>ug.pool.ntp.org</text:p>
          </table:table-cell>
          <table:table-cell office:value-type="string">
            <text:p>Ugand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r.pool.ntp.org</text:p>
          </table:table-cell>
          <table:table-cell office:value-type="string">
            <text:p>France</text:p>
          </table:table-cell>
          <table:table-cell table:number-columns-repeated="2" office:value-type="string">
            <text:p>{null}</text:p>
          </table:table-cell>
          <table:table-cell office:value-type="string">
            <text:p>bs.pool.ntp.org</text:p>
          </table:table-cell>
          <table:table-cell office:value-type="string">
            <text:p>Bahamas</text:p>
          </table:table-cell>
          <table:table-cell table:number-columns-repeated="2" office:value-type="string">
            <text:p>{null}</text:p>
          </table:table-cell>
          <table:table-cell office:value-type="string">
            <text:p>hk.pool.ntp.org</text:p>
          </table:table-cell>
          <table:table-cell office:value-type="string">
            <text:p>Hong Kong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t.pool.ntp.org</text:p>
          </table:table-cell>
          <table:table-cell office:value-type="string">
            <text:p>Italy</text:p>
          </table:table-cell>
          <table:table-cell table:number-columns-repeated="2" office:value-type="string">
            <text:p>{null}</text:p>
          </table:table-cell>
          <table:table-cell office:value-type="string">
            <text:p>cr.pool.ntp.org</text:p>
          </table:table-cell>
          <table:table-cell office:value-type="string">
            <text:p>Costa Rica</text:p>
          </table:table-cell>
          <table:table-cell table:number-columns-repeated="2" office:value-type="string">
            <text:p>{null}</text:p>
          </table:table-cell>
          <table:table-cell office:value-type="string">
            <text:p>ae.pool.ntp.org</text:p>
          </table:table-cell>
          <table:table-cell office:value-type="string">
            <text:p>United Arab Emirates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u.pool.ntp.org</text:p>
          </table:table-cell>
          <table:table-cell office:value-type="string">
            <text:p>Luxembourg</text:p>
          </table:table-cell>
          <table:table-cell table:number-columns-repeated="2" office:value-type="string">
            <text:p>{null}</text:p>
          </table:table-cell>
          <table:table-cell office:value-type="string">
            <text:p>sv.pool.ntp.org</text:p>
          </table:table-cell>
          <table:table-cell office:value-type="string">
            <text:p>El Salvador</text:p>
          </table:table-cell>
          <table:table-cell table:number-columns-repeated="2" office:value-type="string">
            <text:p>{null}</text:p>
          </table:table-cell>
          <table:table-cell office:value-type="string">
            <text:p>jp.pool.ntp.org</text:p>
          </table:table-cell>
          <table:table-cell office:value-type="string">
            <text:p>Japan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l.pool.ntp.org</text:p>
          </table:table-cell>
          <table:table-cell office:value-type="string">
            <text:p>Netherlands</text:p>
          </table:table-cell>
          <table:table-cell table:number-columns-repeated="6" office:value-type="string">
            <text:p>{null}</text:p>
          </table:table-cell>
          <table:table-cell office:value-type="string">
            <text:p>bd.pool.ntp.org</text:p>
          </table:table-cell>
          <table:table-cell office:value-type="string">
            <text:p>Bangladesh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.pool.ntp.org</text:p>
          </table:table-cell>
          <table:table-cell office:value-type="string">
            <text:p>Norway</text:p>
          </table:table-cell>
          <table:table-cell table:number-columns-repeated="6" office:value-type="string">
            <text:p>{null}</text:p>
          </table:table-cell>
          <table:table-cell office:value-type="string">
            <text:p>il.pool.ntp.org</text:p>
          </table:table-cell>
          <table:table-cell office:value-type="string">
            <text:p>Israel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l.pool.ntp.org</text:p>
          </table:table-cell>
          <table:table-cell office:value-type="string">
            <text:p>Poland</text:p>
          </table:table-cell>
          <table:table-cell table:number-columns-repeated="6" office:value-type="string">
            <text:p>{null}</text:p>
          </table:table-cell>
          <table:table-cell office:value-type="string">
            <text:p>kr.pool.ntp.org</text:p>
          </table:table-cell>
          <table:table-cell office:value-type="string">
            <text:p>Korea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.pool.ntp.org</text:p>
          </table:table-cell>
          <table:table-cell office:value-type="string">
            <text:p>Sweden</text:p>
          </table:table-cell>
          <table:table-cell table:number-columns-repeated="6" office:value-type="string">
            <text:p>{null}</text:p>
          </table:table-cell>
          <table:table-cell office:value-type="string">
            <text:p>th.pool.ntp.org</text:p>
          </table:table-cell>
          <table:table-cell office:value-type="string">
            <text:p>Thailand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i.pool.ntp.org</text:p>
          </table:table-cell>
          <table:table-cell office:value-type="string">
            <text:p>Slovenia</text:p>
          </table:table-cell>
          <table:table-cell table:number-columns-repeated="6" office:value-type="string">
            <text:p>{null}</text:p>
          </table:table-cell>
          <table:table-cell office:value-type="string">
            <text:p>ir.pool.ntp.org</text:p>
          </table:table-cell>
          <table:table-cell office:value-type="string">
            <text:p>Iran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k.pool.ntp.org</text:p>
          </table:table-cell>
          <table:table-cell office:value-type="string">
            <text:p>United Kingdom</text:p>
          </table:table-cell>
          <table:table-cell table:number-columns-repeated="6" office:value-type="string">
            <text:p>{null}</text:p>
          </table:table-cell>
          <table:table-cell office:value-type="string">
            <text:p>tw.pool.ntp.org</text:p>
          </table:table-cell>
          <table:table-cell office:value-type="string">
            <text:p>Taiwan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i.pool.ntp.org</text:p>
          </table:table-cell>
          <table:table-cell office:value-type="string">
            <text:p>Finland</text:p>
          </table:table-cell>
          <table:table-cell table:number-columns-repeated="6" office:value-type="string">
            <text:p>{null}</text:p>
          </table:table-cell>
          <table:table-cell office:value-type="string">
            <text:p>cn.pool.ntp.org</text:p>
          </table:table-cell>
          <table:table-cell office:value-type="string">
            <text:p>China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e.pool.ntp.org</text:p>
          </table:table-cell>
          <table:table-cell office:value-type="string">
            <text:p>Federation</text:p>
          </table:table-cell>
          <table:table-cell table:number-columns-repeated="6" office:value-type="string">
            <text:p>{null}</text:p>
          </table:table-cell>
          <table:table-cell office:value-type="string">
            <text:p>id.pool.ntp.org</text:p>
          </table:table-cell>
          <table:table-cell office:value-type="string">
            <text:p>Indonesia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u.pool.ntp.org</text:p>
          </table:table-cell>
          <table:table-cell office:value-type="string">
            <text:p>Russian </text:p>
          </table:table-cell>
          <table:table-cell table:number-columns-repeated="6" office:value-type="string">
            <text:p>{null}</text:p>
          </table:table-cell>
          <table:table-cell office:value-type="string">
            <text:p>vn.pool.ntp.org</text:p>
          </table:table-cell>
          <table:table-cell office:value-type="string">
            <text:p>Vietnam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e.pool.ntp.org</text:p>
          </table:table-cell>
          <table:table-cell office:value-type="string">
            <text:p>Belgium</text:p>
          </table:table-cell>
          <table:table-cell table:number-columns-repeated="6" office:value-type="string">
            <text:p>{null}</text:p>
          </table:table-cell>
          <table:table-cell office:value-type="string">
            <text:p>pk.pool.ntp.org</text:p>
          </table:table-cell>
          <table:table-cell office:value-type="string">
            <text:p>Pakistan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t.pool.ntp.org</text:p>
          </table:table-cell>
          <table:table-cell office:value-type="string">
            <text:p>Portugal</text:p>
          </table:table-cell>
          <table:table-cell table:number-columns-repeated="6" office:value-type="string">
            <text:p>{null}</text:p>
          </table:table-cell>
          <table:table-cell office:value-type="string">
            <text:p>om.pool.ntp.org</text:p>
          </table:table-cell>
          <table:table-cell office:value-type="string">
            <text:p>Oman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r.pool.ntp.org</text:p>
          </table:table-cell>
          <table:table-cell office:value-type="string">
            <text:p>Greece</text:p>
          </table:table-cell>
          <table:table-cell table:number-columns-repeated="6" office:value-type="string">
            <text:p>{null}</text:p>
          </table:table-cell>
          <table:table-cell office:value-type="string">
            <text:p>uz.pool.ntp.org</text:p>
          </table:table-cell>
          <table:table-cell office:value-type="string">
            <text:p>Uzbekistan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u.pool.ntp.org</text:p>
          </table:table-cell>
          <table:table-cell office:value-type="string">
            <text:p>Hungary</text:p>
          </table:table-cell>
          <table:table-cell table:number-columns-repeated="6" office:value-type="string">
            <text:p>{null}</text:p>
          </table:table-cell>
          <table:table-cell office:value-type="string">
            <text:p>lk.pool.ntp.org</text:p>
          </table:table-cell>
          <table:table-cell office:value-type="string">
            <text:p>Sri Lanka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g.pool.ntp.org</text:p>
          </table:table-cell>
          <table:table-cell office:value-type="string">
            <text:p>Bulgaria</text:p>
          </table:table-cell>
          <table:table-cell table:number-columns-repeated="6" office:value-type="string">
            <text:p>{null}</text:p>
          </table:table-cell>
          <table:table-cell office:value-type="string">
            <text:p>kg.pool.ntp.org</text:p>
          </table:table-cell>
          <table:table-cell office:value-type="string">
            <text:p>Kyrgyzstan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o.pool.ntp.org</text:p>
          </table:table-cell>
          <table:table-cell office:value-type="string">
            <text:p>Romania</text:p>
          </table:table-cell>
          <table:table-cell table:number-columns-repeated="6" office:value-type="string">
            <text:p>{null}</text:p>
          </table:table-cell>
          <table:table-cell office:value-type="string">
            <text:p>kh.pool.ntp.org</text:p>
          </table:table-cell>
          <table:table-cell office:value-type="string">
            <text:p>Cambodia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z.pool.ntp.org</text:p>
          </table:table-cell>
          <table:table-cell office:value-type="string">
            <text:p>Czech Replublic</text:p>
          </table:table-cell>
          <table:table-cell table:number-columns-repeated="6" office:value-type="string">
            <text:p>{null}</text:p>
          </table:table-cell>
          <table:table-cell office:value-type="string">
            <text:p>qa.pool.ntp.org</text:p>
          </table:table-cell>
          <table:table-cell office:value-type="string">
            <text:p>Qatar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yu.pool.ntp.org</text:p>
          </table:table-cell>
          <table:table-cell office:value-type="string">
            <text:p>Yugoslavia</text:p>
          </table:table-cell>
          <table:table-cell table:number-columns-repeated="6" office:value-type="string">
            <text:p>{null}</text:p>
          </table:table-cell>
          <table:table-cell office:value-type="string">
            <text:p>sa.pool.ntp.org</text:p>
          </table:table-cell>
          <table:table-cell office:value-type="string">
            <text:p>Saudi Arabia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e.pool.ntp.org</text:p>
          </table:table-cell>
          <table:table-cell office:value-type="string">
            <text:p>Estonia</text:p>
          </table:table-cell>
          <table:table-cell table:number-columns-repeated="6" office:value-type="string">
            <text:p>{null}</text:p>
          </table:table-cell>
          <table:table-cell office:value-type="string">
            <text:p>iq.pool.ntp.org</text:p>
          </table:table-cell>
          <table:table-cell office:value-type="string">
            <text:p>Iraq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y.pool.ntp.org</text:p>
          </table:table-cell>
          <table:table-cell office:value-type="string">
            <text:p>Belarus</text:p>
          </table:table-cell>
          <table:table-cell table:number-columns-repeated="6" office:value-type="string">
            <text:p>{null}</text:p>
          </table:table-cell>
          <table:table-cell office:value-type="string">
            <text:p>kz.pool.ntp.org</text:p>
          </table:table-cell>
          <table:table-cell office:value-type="string">
            <text:p>Kazakhstan</text:p>
          </table:table-cell>
          <table:table-cell table:number-columns-repeated="2" office:value-type="string">
            <text:p>{null}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k.pool.ntp.org</text:p>
          </table:table-cell>
          <table:table-cell office:value-type="string">
            <text:p>Slovakia</text:p>
          </table:table-cell>
          <table:table-cell table:number-columns-repeated="10" office:value-type="string">
            <text:p>{null}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a.pool.ntp.org</text:p>
          </table:table-cell>
          <table:table-cell office:value-type="string">
            <text:p>Ukraine</text:p>
          </table:table-cell>
          <table:table-cell table:number-columns-repeated="10" office:value-type="string">
            <text:p>{null}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t.pool.ntp.org</text:p>
          </table:table-cell>
          <table:table-cell office:value-type="string">
            <text:p>Lithuania</text:p>
          </table:table-cell>
          <table:table-cell table:number-columns-repeated="10" office:value-type="string">
            <text:p>{null}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k.pool.ntp.org</text:p>
          </table:table-cell>
          <table:table-cell office:value-type="string">
            <text:p>Macedonia</text:p>
          </table:table-cell>
          <table:table-cell table:number-columns-repeated="10" office:value-type="string">
            <text:p>{null}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d.pool.ntp.org</text:p>
          </table:table-cell>
          <table:table-cell office:value-type="string">
            <text:p>Moldova</text:p>
          </table:table-cell>
          <table:table-cell table:number-columns-repeated="10" office:value-type="string">
            <text:p>{null}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lv.pool.ntp.org</text:p>
          </table:table-cell>
          <table:table-cell office:value-type="string">
            <text:p>Latvia</text:p>
          </table:table-cell>
          <table:table-cell table:number-columns-repeated="10" office:value-type="string">
            <text:p>{null}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r.pool.ntp.org</text:p>
          </table:table-cell>
          <table:table-cell office:value-type="string">
            <text:p>Croatia</text:p>
          </table:table-cell>
          <table:table-cell table:number-columns-repeated="10" office:value-type="string">
            <text:p>{null}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s.pool.ntp.org</text:p>
          </table:table-cell>
          <table:table-cell office:value-type="string">
            <text:p>Republic of Serbia</text:p>
          </table:table-cell>
          <table:table-cell table:number-columns-repeated="10" office:value-type="string">
            <text:p>{null}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a.pool.ntp.org</text:p>
          </table:table-cell>
          <table:table-cell office:value-type="string">
            <text:p>Bosnia and Herzegovina</text:p>
          </table:table-cell>
          <table:table-cell table:number-columns-repeated="10" office:value-type="string">
            <text:p>{null}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m.pool.ntp.org</text:p>
          </table:table-cell>
          <table:table-cell office:value-type="string">
            <text:p>Armenia</text:p>
          </table:table-cell>
          <table:table-cell table:number-columns-repeated="10" office:value-type="string">
            <text:p>{null}</text:p>
          </table:table-cell>
        </table:table-row>
      </table:table>
      <table:table table:name="items" table:style-name="ta1">
        <table:table-column table:style-name="co11" table:default-cell-style-name="Default"/>
        <table:table-column table:style-name="co10" table:default-cell-style-name="Default"/>
        <table:table-column table:style-name="co12" table:number-columns-repeated="3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DISCRIPTION</text:p>
          </table:table-cell>
          <table:table-cell office:value-type="string">
            <text:p>GOOGLE V3.1</text:p>
          </table:table-cell>
          <table:table-cell office:value-type="string">
            <text:p>GOOGLE V3.1 ALT</text:p>
          </table:table-cell>
          <table:table-cell office:value-type="string">
            <text:p>GOOGLE V3.1 NOSSL</text:p>
          </table:table-cell>
        </table:table-row>
        <table:table-row table:style-name="ro1">
          <table:table-cell office:value-type="string">
            <text:p>NTP_SERVER</text:p>
          </table:table-cell>
          <table:table-cell office:value-type="string">
            <text:p>“NTP IS NETWORK TIME PROTOCOL AND PROVIDES A TIME-HACK TO DEVICES THAT HAVE SYNCING <text:s/>MADE READLIY POSSIBLE. <text:s/>MANY XDA PATCHES MISINTERPRET WHAT NTP IS AND IMPORTANCE. NTP PACKETS HAVE BUILT-IN MECHANISMS FOR <text:s/>TRANSMISSION LOSS. <text:s/>NTP PACKETS ARE VERY SMALL. <text:s/>LASTLY, NTP MATTERS FOR PARSING THE XTRA.BIN. <text:s/>BUT, IT ONLY MATTERS WHEN YOUR DEVICE HAS ITS TIME EXTREMELY OFFSET COMPARED TO REALITY. <text:s/>THUS, I BUILD THIS PATCH FOR WORLDWIDE OPERATION. <text:s/>RARELY WOULD LOCAL NTP SERVERS BE REQUIRED.”</text:p>
          </table:table-cell>
          <table:table-cell table:number-columns-repeated="3" office:value-type="string">
            <text:p>ntp.derekgordon.com</text:p>
          </table:table-cell>
        </table:table-row>
        <table:table-row table:style-name="ro1">
          <table:table-cell office:value-type="string">
            <text:p>AGPS</text:p>
          </table:table-cell>
          <table:table-cell office:value-type="string">
            <text:p>“AGPS AND XTRA TELL THE AGPS DAEMON WHERE <text:s/>IT MAY LOCATE THE AGPS DATA. <text:s/>THE DATA <text:s/>OPERATES AS AN ALMANAC WITH THE LOCATION <text:s/>OF GPS SATS STORED WITHIN IT. <text:s/>THIS DATA <text:s/>IS ONLY VALID FOR 24 HOURS. <text:s/>IT WILL BE <text:s/>DOWNLOADED AND CACHED. <text:s/>IT IS NO LONGER <text:s/>KEPT IN THE /DATA/ PARTITION PERMANTENTLY. <text:s/>THERE IS NO POINT TO KEEP IT THERE! <text:s/>MY SERVER PROCESSES THE XTRA.BIN EVERY 30 <text:s/>MINUTES. <text:s/>TYPICALLY IT UPDATES EVERY HOUR <text:s/>WHEN NEW DATA IS AVAILABLE. <text:s/>SHOULD MY SERVER BECOME OVERLOADED, I WILL <text:s/>NEED DONATIONS TO KEEP THIS SUCKER STORED”</text:p>
          </table:table-cell>
          <table:table-cell table:number-columns-repeated="3" office:value-type="string">
            <text:p>http://derekgordon.com/gps-files/bin/xtra.bin</text:p>
          </table:table-cell>
        </table:table-row>
        <table:table-row table:style-name="ro1">
          <table:table-cell office:value-type="string">
            <text:p>XTRA_SERVER_1</text:p>
          </table:table-cell>
          <table:table-cell office:value-type="string">
            <text:p>“AGPS AND XTRA TELL THE AGPS DAEMON WHERE <text:s/>IT MAY LOCATE THE AGPS DATA. <text:s/>THE DATA <text:s/>OPERATES AS AN ALMANAC WITH THE LOCATION <text:s/>OF GPS SATS STORED WITHIN IT. <text:s/>THIS DATA <text:s/>IS ONLY VALID FOR 24 HOURS. <text:s/>IT WILL BE <text:s/>DOWNLOADED AND CACHED. <text:s/>IT IS NO LONGER <text:s/>KEPT IN THE /DATA/ PARTITION PERMANTENTLY. <text:s/>THERE IS NO POINT TO KEEP IT THERE! <text:s/>MY SERVER PROCESSES THE XTRA.BIN EVERY 30 <text:s/>MINUTES. <text:s/>TYPICALLY IT UPDATES EVERY HOUR <text:s/>WHEN NEW DATA IS AVAILABLE. <text:s/>SHOULD MY SERVER BECOME OVERLOADED, I WILL <text:s/>NEED DONATIONS TO KEEP THIS SUCKER STORED”</text:p>
          </table:table-cell>
          <table:table-cell table:number-columns-repeated="3" office:value-type="string">
            <text:p>http://derekgordon.com/gps-files/bin/xtra.bin</text:p>
          </table:table-cell>
        </table:table-row>
        <table:table-row table:style-name="ro1">
          <table:table-cell office:value-type="string">
            <text:p>XTRA_SERVER_2</text:p>
          </table:table-cell>
          <table:table-cell office:value-type="string">
            <text:p>“AGPS AND XTRA TELL THE AGPS DAEMON WHERE <text:s/>IT MAY LOCATE THE AGPS DATA. <text:s/>THE DATA <text:s/>OPERATES AS AN ALMANAC WITH THE LOCATION <text:s/>OF GPS SATS STORED WITHIN IT. <text:s/>THIS DATA <text:s/>IS ONLY VALID FOR 24 HOURS. <text:s/>IT WILL BE <text:s/>DOWNLOADED AND CACHED. <text:s/>IT IS NO LONGER <text:s/>KEPT IN THE /DATA/ PARTITION PERMANTENTLY. <text:s/>THERE IS NO POINT TO KEEP IT THERE! <text:s/>MY SERVER PROCESSES THE XTRA.BIN EVERY 30 <text:s/>MINUTES. <text:s/>TYPICALLY IT UPDATES EVERY HOUR <text:s/>WHEN NEW DATA IS AVAILABLE. <text:s/>SHOULD MY SERVER BECOME OVERLOADED, I WILL <text:s/>NEED DONATIONS TO KEEP THIS SUCKER STORED”</text:p>
          </table:table-cell>
          <table:table-cell table:number-columns-repeated="3" office:value-type="string">
            <text:p>http://xtra3.gpsonextra.net/xtra.bin</text:p>
          </table:table-cell>
        </table:table-row>
        <table:table-row table:style-name="ro1">
          <table:table-cell office:value-type="string">
            <text:p>XTRA_SERVER_3</text:p>
          </table:table-cell>
          <table:table-cell office:value-type="string">
            <text:p>“AGPS AND XTRA TELL THE AGPS DAEMON WHERE <text:s/>IT MAY LOCATE THE AGPS DATA. <text:s/>THE DATA <text:s/>OPERATES AS AN ALMANAC WITH THE LOCATION <text:s/>OF GPS SATS STORED WITHIN IT. <text:s/>THIS DATA <text:s/>IS ONLY VALID FOR 24 HOURS. <text:s/>IT WILL BE <text:s/>DOWNLOADED AND CACHED. <text:s/>IT IS NO LONGER <text:s/>KEPT IN THE /DATA/ PARTITION PERMANTENTLY. <text:s/>THERE IS NO POINT TO KEEP IT THERE! <text:s/>MY SERVER PROCESSES THE XTRA.BIN EVERY 30 <text:s/>MINUTES. <text:s/>TYPICALLY IT UPDATES EVERY HOUR <text:s/>WHEN NEW DATA IS AVAILABLE. <text:s/>SHOULD MY SERVER BECOME OVERLOADED, I WILL <text:s/>NEED DONATIONS TO KEEP THIS SUCKER STORED”</text:p>
          </table:table-cell>
          <table:table-cell table:number-columns-repeated="3" office:value-type="string">
            <text:p>http://xtra2.gpsonextra.net/xtra.bin</text:p>
          </table:table-cell>
        </table:table-row>
        <table:table-row table:style-name="ro1">
          <table:table-cell office:value-type="string">
            <text:p>DEFAULT_AGPS_ENABLE</text:p>
          </table:table-cell>
          <table:table-cell office:value-type="string">
            <text:p>“NOT GOING TO GO INTO DETAIL HERE. <text:s/>THESE <text:s/>NEED TO BE CALLED FIRST IN GPS DAEMON <text:s/>STARTUP. <text:s/>RELATES TO AGPS AND SUPL.”</text:p>
          </table:table-cell>
          <table:table-cell table:number-columns-repeated="3" office:value-type="string">
            <text:p>TRUE</text:p>
          </table:table-cell>
        </table:table-row>
        <table:table-row table:style-name="ro1">
          <table:table-cell office:value-type="string">
            <text:p>DEFAULT_USER_PLANE</text:p>
          </table:table-cell>
          <table:table-cell office:value-type="string">
            <text:p>“NOT GOING TO GO INTO DETAIL HERE. <text:s/>THESE <text:s/>NEED TO BE CALLED FIRST IN GPS DAEMON <text:s/>STARTUP. <text:s/>RELATES TO AGPS AND SUPL.”</text:p>
          </table:table-cell>
          <table:table-cell table:number-columns-repeated="3" office:value-type="string">
            <text:p>TRUE</text:p>
          </table:table-cell>
        </table:table-row>
        <table:table-row table:style-name="ro1">
          <table:table-cell office:value-type="string">
            <text:p>DEFAULT_SSL_ENABLE</text:p>
          </table:table-cell>
          <table:table-cell office:value-type="string">
            <text:p>“NOT GOING TO GO INTO DETAIL HERE. <text:s/>THESE <text:s/>NEED TO BE CALLED FIRST IN GPS DAEMON <text:s/>STARTUP. <text:s/>RELATES TO AGPS AND SUPL.”</text:p>
          </table:table-cell>
          <table:table-cell table:number-columns-repeated="3" office:value-type="string">
            <text:p>FALSE</text:p>
          </table:table-cell>
        </table:table-row>
        <table:table-row table:style-name="ro1">
          <table:table-cell office:value-type="string">
            <text:p>INTERMEDIATE_POS</text:p>
          </table:table-cell>
          <table:table-cell office:value-type="string">
            <text:p>“INTERMEDIATEPOS RELATES TO USING GPS DATA <text:s/>FROM SATS THAT ARE NOT FULLY LOCKED.”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URACY_THRES</text:p>
          </table:table-cell>
          <table:table-cell office:value-type="string">
            <text:p>“THE ACCURACY VARIABLE IS A THRESHOLD MAX <text:s/>ON DEVIATIONS FROM THE ASSUMED LOCATION <text:s/>WHERE THE DEVICE WILL DISCARD DATA. <text:s/>THIS VARIABLE IS <text:s/>0 IN ALTERNATE BUILDS”</text:p>
          </table:table-cell>
          <table:table-cell table:number-columns-repeated="3" office:value-type="float" office:value="3000">
            <text:p>3000</text:p>
          </table:table-cell>
        </table:table-row>
        <table:table-row table:style-name="ro1">
          <table:table-cell office:value-type="string">
            <text:p>QOS_ACCURACY</text:p>
          </table:table-cell>
          <table:table-cell office:value-type="string">
            <text:p>“THIS IS QUALITY OF SERVICE INFORMATION FOR <text:s/>PROCESSING THE GPS DATA. <text:s/>MOST SHOULD BE <text:s/>SELF-EXPLANATORY. <text:s/>GPS DATA OUTSIDE THE <text:s/>ACCURACY AND THRESHOLD RANGE WILL NOT BE <text:s/>USED WHEN POSITIONING DATA.”</text:p>
          </table:table-cell>
          <table:table-cell table:number-columns-repeated="3" office:value-type="float" office:value="50">
            <text:p>50</text:p>
          </table:table-cell>
        </table:table-row>
        <table:table-row table:style-name="ro1">
          <table:table-cell office:value-type="string">
            <text:p>QOS_TIME_OUT_AGPS</text:p>
          </table:table-cell>
          <table:table-cell office:value-type="string">
            <text:p>“THIS IS QUALITY OF SERVICE INFORMATION FOR <text:s/>PROCESSING THE GPS DATA. <text:s/>MOST SHOULD BE <text:s/>SELF-EXPLANATORY. <text:s/>GPS DATA OUTSIDE THE <text:s/>ACCURACY AND THRESHOLD RANGE WILL NOT BE <text:s/>USED WHEN POSITIONING DATA.”</text:p>
          </table:table-cell>
          <table:table-cell table:number-columns-repeated="3" office:value-type="float" office:value="95">
            <text:p>95</text:p>
          </table:table-cell>
        </table:table-row>
        <table:table-row table:style-name="ro1">
          <table:table-cell office:value-type="string">
            <text:p>QOS_TIME_OUT_STANDALONE</text:p>
          </table:table-cell>
          <table:table-cell office:value-type="string">
            <text:p>“THIS IS QUALITY OF SERVICE INFORMATION FOR <text:s/>PROCESSING THE GPS DATA. <text:s/>MOST SHOULD BE <text:s/>SELF-EXPLANATORY. <text:s/>GPS DATA OUTSIDE THE <text:s/>ACCURACY AND THRESHOLD RANGE WILL NOT BE <text:s/>USED WHEN POSITIONING DATA.”</text:p>
          </table:table-cell>
          <table:table-cell table:number-columns-repeated="3" office:value-type="float" office:value="80">
            <text:p>80</text:p>
          </table:table-cell>
        </table:table-row>
        <table:table-row table:style-name="ro1">
          <table:table-cell office:value-type="string">
            <text:p>QosHorizontalThreshold</text:p>
          </table:table-cell>
          <table:table-cell office:value-type="string">
            <text:p>“THIS IS QUALITY OF SERVICE INFORMATION FOR <text:s/>PROCESSING THE GPS DATA. <text:s/>MOST SHOULD BE <text:s/>SELF-EXPLANATORY. <text:s/>GPS DATA OUTSIDE THE <text:s/>ACCURACY AND THRESHOLD RANGE WILL NOT BE <text:s/>USED WHEN POSITIONING DATA.”</text:p>
          </table:table-cell>
          <table:table-cell table:number-columns-repeated="3" office:value-type="float" office:value="1000">
            <text:p>1000</text:p>
          </table:table-cell>
        </table:table-row>
        <table:table-row table:style-name="ro1">
          <table:table-cell office:value-type="string">
            <text:p>QosVerticalThreshold</text:p>
          </table:table-cell>
          <table:table-cell office:value-type="string">
            <text:p>“THIS IS QUALITY OF SERVICE INFORMATION FOR <text:s/>PROCESSING THE GPS DATA. <text:s/>MOST SHOULD BE <text:s/>SELF-EXPLANATORY. <text:s/>GPS DATA OUTSIDE THE <text:s/>ACCURACY AND THRESHOLD RANGE WILL NOT BE <text:s/>USED WHEN POSITIONING DATA.”</text:p>
          </table:table-cell>
          <table:table-cell table:number-columns-repeated="3" office:value-type="float" office:value="500">
            <text:p>500</text:p>
          </table:table-cell>
        </table:table-row>
        <table:table-row table:style-name="ro1">
          <table:table-cell office:value-type="string">
            <text:p>AssistMethodType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AgpsUse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AgpsServerType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AgpsServerIp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3" office:value-type="float" office:value="3232235555">
            <text:p>3232235555</text:p>
          </table:table-cell>
        </table:table-row>
        <table:table-row table:style-name="ro1">
          <table:table-cell office:value-type="string">
            <text:p>AgpsMtConf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gpsMtResponseType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UPL_HOST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3" office:value-type="string">
            <text:p>supl.google.com</text:p>
          </table:table-cell>
        </table:table-row>
        <table:table-row table:style-name="ro1">
          <table:table-cell office:value-type="string">
            <text:p>SUPL_PORT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3" office:value-type="float" office:value="7276">
            <text:p>7276</text:p>
          </table:table-cell>
        </table:table-row>
        <table:table-row table:style-name="ro1">
          <table:table-cell office:value-type="string">
            <text:p>SUPL_SECURE_PORT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2" office:value-type="float" office:value="7275">
            <text:p>7275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SUPL_NO_SECURE_PORT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3" office:value-type="float" office:value="3425">
            <text:p>3425</text:p>
          </table:table-cell>
        </table:table-row>
        <table:table-row table:style-name="ro1">
          <table:table-cell office:value-type="string">
            <text:p>SUPL_TLS_HOST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2" office:value-type="string">
            <text:p>FQDN</text:p>
          </table:table-cell>
          <table:table-cell office:value-type="string">
            <text:p>{null}</text:p>
          </table:table-cell>
        </table:table-row>
        <table:table-row table:style-name="ro1">
          <table:table-cell office:value-type="string">
            <text:p>SUPL_TLS_CERT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2" office:value-type="string">
            <text:p>/etc/SuplRootCert</text:p>
          </table:table-cell>
          <table:table-cell office:value-type="string">
            <text:p>{null}</text:p>
          </table:table-cell>
        </table:table-row>
        <table:table-row table:style-name="ro1">
          <table:table-cell office:value-type="string">
            <text:p>REPORT_POSITION_USE_SUPL_REFLOC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CURRENT_CARRIER</text:p>
          </table:table-cell>
          <table:table-cell office:value-type="string">
            <text:p>“Carrier tags used univesrally in GPS configs”</text:p>
          </table:table-cell>
          <table:table-cell table:number-columns-repeated="3" office:value-type="string">
            <text:p>common</text:p>
          </table:table-cell>
        </table:table-row>
        <table:table-row table:style-name="ro1">
          <table:table-cell office:value-type="string">
            <text:p>PHONE_TYPE</text:p>
          </table:table-cell>
          <table:table-cell office:value-type="string">
            <text:p>“Carrier tags used univesrally in GPS configs”</text:p>
          </table:table-cell>
          <table:table-cell table:number-columns-repeated="3" office:value-type="string">
            <text:p>UMTS</text:p>
          </table:table-cell>
        </table:table-row>
      </table:table>
      <table:table table:name="agps_xtra" table:style-name="ta1">
        <table:table-column table:style-name="co13" table:default-cell-style-name="Default"/>
        <table:table-column table:style-name="co10" table:default-cell-style-name="Default"/>
        <table:table-column table:style-name="co12" table:number-columns-repeated="3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DISCRIPTION</text:p>
          </table:table-cell>
          <table:table-cell office:value-type="string">
            <text:p>DEREK</text:p>
          </table:table-cell>
          <table:table-cell office:value-type="string">
            <text:p>GOOGLE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XTRA_SERVER_3</text:p>
          </table:table-cell>
          <table:table-cell office:value-type="string">
            <text:p>“AGPS AND XTRA TELL THE AGPS DAEMON WHERE <text:s/>IT MAY LOCATE THE AGPS DATA. <text:s/>THE DATA <text:s/>OPERATES AS AN ALMANAC WITH THE LOCATION <text:s/>OF GPS SATS STORED WITHIN IT. <text:s/>THIS DATA <text:s/>IS ONLY VALID FOR 24 HOURS. <text:s/>IT WILL BE <text:s/>DOWNLOADED AND CACHED. <text:s/>IT IS NO LONGER <text:s/>KEPT IN THE /DATA/ PARTITION PERMANTENTLY. <text:s/>THERE IS NO POINT TO KEEP IT THERE! <text:s/>MY SERVER PROCESSES THE XTRA.BIN EVERY 30 <text:s/>MINUTES. <text:s/>TYPICALLY IT UPDATES EVERY HOUR <text:s/>WHEN NEW DATA IS AVAILABLE. <text:s/>SHOULD MY SERVER BECOME OVERLOADED, I WILL <text:s/>NEED DONATIONS TO KEEP THIS SUCKER STORED”</text:p>
          </table:table-cell>
          <table:table-cell office:value-type="string">
            <text:p>http://xtra2.gpsonextra.net/xtra.bin</text:p>
          </table:table-cell>
          <table:table-cell office:value-type="string">
            <text:p>http://xtra4.gpsonextra.net/xtra.bin</text:p>
          </table:table-cell>
          <table:table-cell office:value-type="string">
            <text:p>{null}</text:p>
          </table:table-cell>
        </table:table-row>
        <table:table-row table:style-name="ro1">
          <table:table-cell office:value-type="string">
            <text:p>XTRA_SERVER_2</text:p>
          </table:table-cell>
          <table:table-cell office:value-type="string">
            <text:p>“AGPS AND XTRA TELL THE AGPS DAEMON WHERE <text:s/>IT MAY LOCATE THE AGPS DATA. <text:s/>THE DATA <text:s/>OPERATES AS AN ALMANAC WITH THE LOCATION <text:s/>OF GPS SATS STORED WITHIN IT. <text:s/>THIS DATA <text:s/>IS ONLY VALID FOR 24 HOURS. <text:s/>IT WILL BE <text:s/>DOWNLOADED AND CACHED. <text:s/>IT IS NO LONGER <text:s/>KEPT IN THE /DATA/ PARTITION PERMANTENTLY. <text:s/>THERE IS NO POINT TO KEEP IT THERE! <text:s/>MY SERVER PROCESSES THE XTRA.BIN EVERY 30 <text:s/>MINUTES. <text:s/>TYPICALLY IT UPDATES EVERY HOUR <text:s/>WHEN NEW DATA IS AVAILABLE. <text:s/>SHOULD MY SERVER BECOME OVERLOADED, I WILL <text:s/>NEED DONATIONS TO KEEP THIS SUCKER STORED”</text:p>
          </table:table-cell>
          <table:table-cell office:value-type="string">
            <text:p>http://xtra3.gpsonextra.net/xtra.bin</text:p>
          </table:table-cell>
          <table:table-cell office:value-type="string">
            <text:p>http://xtra2.gpsonextra.net/xtra.bin</text:p>
          </table:table-cell>
          <table:table-cell office:value-type="string">
            <text:p>{null}</text:p>
          </table:table-cell>
        </table:table-row>
        <table:table-row table:style-name="ro1">
          <table:table-cell office:value-type="string">
            <text:p>XTRA_SERVER_1</text:p>
          </table:table-cell>
          <table:table-cell office:value-type="string">
            <text:p>“AGPS AND XTRA TELL THE AGPS DAEMON WHERE <text:s/>IT MAY LOCATE THE AGPS DATA. <text:s/>THE DATA <text:s/>OPERATES AS AN ALMANAC WITH THE LOCATION <text:s/>OF GPS SATS STORED WITHIN IT. <text:s/>THIS DATA <text:s/>IS ONLY VALID FOR 24 HOURS. <text:s/>IT WILL BE <text:s/>DOWNLOADED AND CACHED. <text:s/>IT IS NO LONGER <text:s/>KEPT IN THE /DATA/ PARTITION PERMANTENTLY. <text:s/>THERE IS NO POINT TO KEEP IT THERE! <text:s/>MY SERVER PROCESSES THE XTRA.BIN EVERY 30 <text:s/>MINUTES. <text:s/>TYPICALLY IT UPDATES EVERY HOUR <text:s/>WHEN NEW DATA IS AVAILABLE. <text:s/>SHOULD MY SERVER BECOME OVERLOADED, I WILL <text:s/>NEED DONATIONS TO KEEP THIS SUCKER STORED”</text:p>
          </table:table-cell>
          <table:table-cell office:value-type="string">
            <text:p>http://derekgordon.com/gps-files/bin/xtra.bin</text:p>
          </table:table-cell>
          <table:table-cell office:value-type="string">
            <text:p>http://xtra3.gpsonextra.net/xtra.bin</text:p>
          </table:table-cell>
          <table:table-cell office:value-type="string">
            <text:p>{null}</text:p>
          </table:table-cell>
        </table:table-row>
        <table:table-row table:style-name="ro1">
          <table:table-cell office:value-type="string">
            <text:p>AGPS</text:p>
          </table:table-cell>
          <table:table-cell office:value-type="string">
            <text:p>“AGPS AND XTRA TELL THE AGPS DAEMON WHERE <text:s/>IT MAY LOCATE THE AGPS DATA. <text:s/>THE DATA <text:s/>OPERATES AS AN ALMANAC WITH THE LOCATION <text:s/>OF GPS SATS STORED WITHIN IT. <text:s/>THIS DATA <text:s/>IS ONLY VALID FOR 24 HOURS. <text:s/>IT WILL BE <text:s/>DOWNLOADED AND CACHED. <text:s/>IT IS NO LONGER <text:s/>KEPT IN THE /DATA/ PARTITION PERMANTENTLY. <text:s/>THERE IS NO POINT TO KEEP IT THERE! <text:s/>MY SERVER PROCESSES THE XTRA.BIN EVERY 30 <text:s/>MINUTES. <text:s/>TYPICALLY IT UPDATES EVERY HOUR <text:s/>WHEN NEW DATA IS AVAILABLE. <text:s/>SHOULD MY SERVER BECOME OVERLOADED, I WILL <text:s/>NEED DONATIONS TO KEEP THIS SUCKER STORED”</text:p>
          </table:table-cell>
          <table:table-cell office:value-type="string">
            <text:p>http://derekgordon.com/gps-files/bin/xtra.bin</text:p>
          </table:table-cell>
          <table:table-cell office:value-type="string">
            <text:p>http://xtra3.gpsonextra.net/xtra.bin</text:p>
          </table:table-cell>
          <table:table-cell office:value-type="string">
            <text:p>{null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co Bosker</meta:initial-creator>
    <meta:creation-date>2013-01-03T12:39:35</meta:creation-date>
    <dc:date>2013-01-07T11:31:38</dc:date>
    <dc:creator>Berco Bosker</dc:creator>
    <meta:editing-duration>PT5M48S</meta:editing-duration>
    <meta:editing-cycles>2</meta:editing-cycles>
    <meta:generator>LibreOffice/3.5$Linux_x86 LibreOffice_project/350m1$Build-2</meta:generator>
    <meta:document-statistic meta:table-count="3" meta:cell-count="674" meta:object-count="0"/>
  </office:meta>
</office:document-meta>
</file>